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5.863cm" style:rel-column-width="21845*"/>
    </style:style>
    <style:style style:name="Tabelle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C1" style:family="table-cell">
      <style:table-cell-properties fo:background-color="#b2b2b2" fo:padding="0.097cm" fo:border="0.05pt solid #000000">
        <style:background-image/>
      </style:table-cell-properties>
    </style:style>
    <style:style style:name="Tabelle1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24e7" officeooo:paragraph-rsid="000b24e7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officeooo:rsid="000c666b" officeooo:paragraph-rsid="000c666b"/>
    </style:style>
    <style:style style:name="P4" style:family="paragraph" style:parent-style-name="Table_20_Contents">
      <style:text-properties officeooo:rsid="000f17e2" officeooo:paragraph-rsid="000f17e2"/>
    </style:style>
    <style:style style:name="P5" style:family="paragraph" style:parent-style-name="Table_20_Contents">
      <style:text-properties officeooo:rsid="000f9a90" officeooo:paragraph-rsid="000f9a90"/>
    </style:style>
    <style:style style:name="P6" style:family="paragraph" style:parent-style-name="Table_20_Contents">
      <style:text-properties officeooo:rsid="00102777" officeooo:paragraph-rsid="00102777"/>
    </style:style>
    <style:style style:name="P7" style:family="paragraph" style:parent-style-name="Standard">
      <style:text-properties fo:language="de" fo:country="DE"/>
    </style:style>
    <style:style style:name="P8" style:family="paragraph" style:parent-style-name="Text_20_body">
      <style:text-properties fo:language="de" fo:country="DE"/>
    </style:style>
    <style:style style:name="P9" style:family="paragraph" style:parent-style-name="Text_20_body">
      <style:paragraph-properties fo:margin-top="0cm" fo:margin-bottom="0cm" loext:contextual-spacing="false"/>
      <style:text-properties fo:language="de" fo:country="DE" officeooo:rsid="0001f4f7" officeooo:paragraph-rsid="0001f4f7"/>
    </style:style>
    <style:style style:name="P10" style:family="paragraph" style:parent-style-name="Text_20_body" style:list-style-name="L1">
      <style:text-properties fo:language="de" fo:country="DE"/>
    </style:style>
    <style:style style:name="P11" style:family="paragraph" style:parent-style-name="Text_20_body" style:list-style-name="L2"/>
    <style:style style:name="P12" style:family="paragraph" style:parent-style-name="Text_20_body" style:list-style-name="L1">
      <style:paragraph-properties fo:margin-top="0cm" fo:margin-bottom="0cm" loext:contextual-spacing="false"/>
      <style:text-properties fo:language="de" fo:country="DE"/>
    </style:style>
    <style:style style:name="P13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028c39" officeooo:paragraph-rsid="00028c39"/>
    </style:style>
    <style:style style:name="P14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01f254" officeooo:paragraph-rsid="0001f254"/>
    </style:style>
    <style:style style:name="P15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01f4f7" officeooo:paragraph-rsid="0001f4f7"/>
    </style:style>
    <style:style style:name="P16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officeooo:rsid="0001f4f7"/>
    </style:style>
    <style:style style:name="T2" style:family="text">
      <style:text-properties officeooo:rsid="00028c39"/>
    </style:style>
    <style:style style:name="T3" style:family="text">
      <style:text-properties fo:language="de" fo:country="DE"/>
    </style:style>
    <style:style style:name="T4" style:family="text">
      <style:text-properties officeooo:rsid="00059a38"/>
    </style:style>
    <style:style style:name="T5" style:family="text">
      <style:text-properties officeooo:rsid="00073878"/>
    </style:style>
    <style:style style:name="T6" style:family="text">
      <style:text-properties officeooo:rsid="00092c70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0c666b"/>
    </style:style>
    <style:style style:name="T9" style:family="text">
      <style:text-properties officeooo:rsid="000f8073"/>
    </style:style>
    <style:style style:name="T10" style:family="text">
      <style:text-properties officeooo:rsid="000fceed"/>
    </style:style>
    <style:style style:name="T11" style:family="text">
      <style:text-properties officeooo:rsid="00117e34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3">Aufgaben:</text:span></text:span></text:p>
      <text:p text:style-name="P8">1. Informiert Euch zu folgenden Regelinhalten (bezogen auf ein reguläres Handballspiel von Erwachsenen) im Handball mit Hilfe der angehängten Arbeitsblätter bzw. des Internets:</text:p>
      <text:list xml:id="list3646808098" text:style-name="L1">
        <text:list-item>
          <text:p text:style-name="P12">Anzahl der Spieler (Feldspieler, Torwart, Wechselspieler)</text:p>
          <text:p text:style-name="P13">6 Feldspieler + Torwart</text:p>
          <text:p text:style-name="P13">(2 Schiedsrichter)</text:p>
        </text:list-item>
        <text:list-item>
          <text:p text:style-name="P12">Wechselregeln</text:p>
          <text:p text:style-name="P12">- <text:span text:style-name="T2">darf nur im Auswechselraum (an der Längsseite mittig, außerhalb des Feldes) geschehen</text:span></text:p>
          <text:p text:style-name="P12">- <text:span text:style-name="T8">keine Begrenzung (Jederzeit so oft man will)</text:span></text:p>
        </text:list-item>
        <text:list-item>
          <text:p text:style-name="P12">Spielzeit (Halbzeiten, Pausen)</text:p>
          <text:p text:style-name="P14">2 * 30 Minuten (<text:span text:style-name="T1">10 Min. </text:span>Halbzeit nach den ersten 30)</text:p>
          <text:p text:style-name="P15">- bei Unentschieden 2 * 5 Minuten Verlängerung mit je 1 Min. Pause,</text:p>
        </text:list-item>
      </text:list>
      <text:p text:style-name="P9"><text:tab/> <text:s/>danach Siebenmeter<text:span text:style-name="T4">werfen</text:span></text:p>
      <text:list xml:id="list144701578044747" text:continue-numbering="true" text:style-name="L1">
        <text:list-item>
          <text:p text:style-name="P12">Spielfeldlinien (Begrenzungslinien, Torraum, Strafwurf-/ Freiwurflinien)</text:p>
        </text:list-item>
        <text:list-item>
          <text:p text:style-name="P12">Schritt-/ Tippregeln</text:p>
        </text:list-item>
        <text:list-item>
          <text:p text:style-name="P10">Ausregeln, Abwurf, Einwurf</text:p>
        </text:list-item>
      </text:list>
      <text:p text:style-name="P8"><text:tab/><text:span text:style-name="T2">Abwurf: erst Aufgeführt wenn der Ball die Torraumlinie überschritten hat,</text:span></text:p>
      <text:p text:style-name="P8"><text:tab/><text:tab/> <text:s text:c="2"/><text:span text:style-name="T5">Gegenspieler müssen keinen Abstand halten</text:span></text:p>
      <text:p text:style-name="P8"><text:tab/><text:span text:style-name="T6">Einwurf: wird entschieden wenn der Ball die Seitenlinie vollständig überquert hat oder die <text:s text:c="16"/><text:tab/> <text:tab/> <text:s text:c="2"/>Decke (o. ä.) berührt</text:span></text:p>
      <text:p text:style-name="Text_20_body"><text:span text:style-name="T3">Ausgewählte Quellen:<text:line-break/></text:span><text:a xlink:type="simple" xlink:href="https://www.handballtraining.tv/grundlegende-handballregeln" office:target-frame-name="_blank" xlink:show="new" text:style-name="Internet_20_link" text:visited-style-name="Visited_20_Internet_20_Link">https://www.handballtraining.tv/grundlegende-handballregeln</text:a><text:span text:style-name="T3"><text:line-break/></text:span><text:a xlink:type="simple" xlink:href="https://de.wikipedia.org/wiki/Handballregeln" text:style-name="Internet_20_link" text:visited-style-name="Visited_20_Internet_20_Link">https://de.wikipedia.org/wiki/Handballregeln</text:a></text:p>
      <text:p text:style-name="Text_20_body"><text:a xlink:type="simple" xlink:href="https://ich-liebe-handball.de/handballregeln/" text:style-name="Internet_20_link" text:visited-style-name="Visited_20_Internet_20_Link">https://ich-liebe-handball.de/handballregeln/</text:a><text:span text:style-name="T3"> </text:span></text:p>
      <text:p text:style-name="Text_20_body"><text:span text:style-name="Strong_20_Emphasis"><text:span text:style-name="T3">2. zum Hochladen bis 08.12.2020 (18h)!: </text:span></text:span><text:span text:style-name="T3">Beschreibt jeweils einen wichtigen Regel</text:span><text:span text:style-name="Strong_20_Emphasis"><text:span text:style-name="T3">unterschied</text:span></text:span><text:span text:style-name="T3"> zwischen dem Fußball- und dem Handballspiel bezogen auf:</text:span></text:p>
      <text:list xml:id="list1422656964" text:style-name="L2">
        <text:list-item>
          <text:p text:style-name="P16"><text:span text:style-name="Strong_20_Emphasis"><text:span text:style-name="T3">Ausball an der Grundlinie</text:span></text:span></text:p>
        </text:list-item>
        <text:list-item>
          <text:p text:style-name="P16"><text:span text:style-name="Strong_20_Emphasis"><text:span text:style-name="T3">Ausmaße des Tores</text:span></text:span></text:p>
        </text:list-item>
        <text:list-item>
          <text:p text:style-name="P16"><text:span text:style-name="Strong_20_Emphasis"><text:span text:style-name="T3">Ausführung des Einwurfes</text:span></text:span></text:p>
        </text:list-item>
        <text:list-item>
          <text:p text:style-name="P11"><text:span text:style-name="Strong_20_Emphasis"><text:span text:style-name="T3">Schritte mit dem Ball in der Hand</text:span></text:span></text:p>
        </text:list-item>
      </text:list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able:table table:name="Tabelle1" table:style-name="Tabelle1">
        <table:table-column table:style-name="Tabelle1.A" table:number-columns-repeated="3"/>
        <text:soft-page-break/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1">Handball</text:p>
          </table:table-cell>
          <table:table-cell table:style-name="Tabelle1.C1" office:value-type="string">
            <text:p text:style-name="P1">Fußball</text:p>
          </table:table-cell>
        </table:table-row>
        <table:table-row>
          <table:table-cell table:style-name="Tabelle1.A2" office:value-type="string">
            <text:p text:style-name="P1">Ausball an der Grundlinie</text:p>
          </table:table-cell>
          <table:table-cell table:style-name="Tabelle1.B5" office:value-type="string">
            <text:p text:style-name="P5">Ball wird von der nichtfehlbaren Mannschaft 3 m vor der Grundlinie <text:span text:style-name="T10">an der Seitenlinie </text:span>eingeworfen</text:p>
          </table:table-cell>
          <table:table-cell table:style-name="Tabelle1.C5" office:value-type="string">
            <text:p text:style-name="P4">Es gibt keine Grundlinie, nur eine Torlinie <text:span text:style-name="T9">(siehe </text:span><text:a xlink:type="simple" xlink:href="https://de.wikipedia.org/wiki/Fußballregeln" text:style-name="Internet_20_link" text:visited-style-name="Visited_20_Internet_20_Link"><text:span text:style-name="T9">https://de.wikipedia.org/wiki/Fu%C3%9Fballregeln</text:span></text:a><text:span text:style-name="T9">)</text:span></text:p>
            <text:p text:style-name="P6">Beim Aus auf der Torlinie gibt es einen Eckball.</text:p>
          </table:table-cell>
        </table:table-row>
        <table:table-row>
          <table:table-cell table:style-name="Tabelle1.A2" office:value-type="string">
            <text:p text:style-name="P1">Ausmaße des Tores</text:p>
          </table:table-cell>
          <table:table-cell table:style-name="Tabelle1.B5" office:value-type="string">
            <text:p text:style-name="P3">3 m x 2 m</text:p>
          </table:table-cell>
          <table:table-cell table:style-name="Tabelle1.C5" office:value-type="string">
            <text:p text:style-name="Table_20_Contents">7,32 m x 2,44 m</text:p>
          </table:table-cell>
        </table:table-row>
        <table:table-row>
          <table:table-cell table:style-name="Tabelle1.A2" office:value-type="string">
            <text:p text:style-name="P1">Ausführung des Einwurfes</text:p>
          </table:table-cell>
          <table:table-cell table:style-name="Tabelle1.B5" office:value-type="string">
            <text:p text:style-name="Table_20_Contents">Alle Würfe können unmittelbar zu einem Tor führen (ausgenommen beim Abwurf, bei dem kein Eigentor möglich ist)</text:p>
          </table:table-cell>
          <table:table-cell table:style-name="Tabelle1.C5" office:value-type="string">
            <text:p text:style-name="P2"><text:span text:style-name="T7">Aus einem Einwurf kann ein Tor nicht direkt erzielt werden</text:span> </text:p>
          </table:table-cell>
        </table:table-row>
        <table:table-row>
          <table:table-cell table:style-name="Tabelle1.A2" office:value-type="string">
            <text:p text:style-name="P1">Schritte mit dem Ball in der Hand</text:p>
          </table:table-cell>
          <table:table-cell table:style-name="Tabelle1.B5" office:value-type="string">
            <text:p text:style-name="P1">Bis zu 3</text:p>
          </table:table-cell>
          <table:table-cell table:style-name="Tabelle1.C5" office:value-type="string">
            <text:p text:style-name="P1">der Ball darf nicht in die Hand genommen werden, <text:span text:style-name="T11">außer beim Einwurf oder vom Torwart</text:span></text:p>
          </table:table-cell>
        </table:table-row>
      </table:table>
      <text:list xml:id="list144701607309346" text:continue-numbering="true" text:style-name="L2">
        <text:list-header>
          <text:p text:style-name="P11"><text:span text:style-name="Strong_20_Emphasis"><text:span text:style-name="T3"/></text:span></text:p>
        </text:list-header>
      </text:list>
      <text:p text:style-name="P8">3. Nach dem anstrengenden Arbeiten am Schreibtisch geht ihr nochmal 20-30Minuten joggen oder mindestens walken!<text:line-break/>Bei Rückfragen gerne Email an mich (m.lipka@gauss-gymnasium.de)!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12-08T14:47:00.885000000</dc:date>
    <meta:editing-duration>PT48M44S</meta:editing-duration>
    <meta:editing-cycles>16</meta:editing-cycles>
    <meta:document-statistic meta:table-count="1" meta:image-count="0" meta:object-count="0" meta:page-count="2" meta:paragraph-count="42" meta:word-count="316" meta:character-count="2233" meta:non-whitespace-character-count="1941"/>
  </office:meta>
</office:document-meta>
</file>